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4" style:family="paragraph" style:parent-style-name="Preformatted_20_Text" style:list-style-name="L4"/>
    <style:style style:name="P45"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6" style:family="paragraph" style:parent-style-name="Preformatted_20_Text" style:list-style-name="L4">
      <style:paragraph-properties fo:line-height="110%"/>
      <style:text-properties fo:font-size="12pt" style:font-size-asian="12pt" style:font-size-complex="12pt"/>
    </style:style>
    <style:style style:name="P47" style:family="paragraph" style:parent-style-name="Preformatted_20_Text" style:list-style-name="L4">
      <style:text-properties fo:font-size="12pt" style:font-size-asian="12pt" style:font-size-complex="12pt"/>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thread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thread abstractions can be used for sharing data asynchronously, which can provide better usability or performance in some instances. <text:s/>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thread sends on a channel, another thread must receive on the same <text:soft-page-break/>channel before the sending thread can continue. <text:s/>Likewise, when a thread receives on a channel, another thread must send on the same channel before the receiving thread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thread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thread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thread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094879738026891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315839707487542321"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7864183661731650628"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thread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thread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thread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text:soft-page-break/>value is either the unit value, a channel instance, or a closure consisting of a primitive with an 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4"><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race pool is a mapping from control paths to states, where is control path abstractly represents the steps taken up to the state it points to. <text:s/>The leaf predicate describes that a control path exists in a trace pool and is not a prefix of any other control path in the trace pool.</text:p>
      <text:p text:style-name="P24"><text:tab/>The concurrent step predicate means that a trace pool takes a nondeterministic step in evaluation. <text:s/>The Seq_Step_Down rule asserts that a trace pool may step to the same trace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race pool. <text:s/>The Seq_Step rule asserts that a trace pool may step to the same trace <text:soft-page-break/>pool updated with an existing leaf path extended with a Seq control label mapping to a new state. <text:s/>The existing path leads to a state with a Let expression, where the Let binding variable is that of the Seq control label, and the state sequentially steps to the new state of the trace pool, with the continuation unchanged. <text:s text:c="2"/>The Seq_Step_Up rule asserts that a trace pool may step to the same trace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race pool. <text:s/>The Let_Chan rule states that a trace pool steps to the same trace pool updated with a an existing leaf path extended with a Seq control label mapping to a state. <text:s/>The existing path leads to a state consisting of a Let expression binding to channel generation. <text:s/>The Let binding variable is that of the Seq control label, and the trace pool's new state consists of the Let expression's next expression with the Let binding variable bound to a new channel value with an identity constructed from the existing path and the binding variable. <text:s/>The Let_Spawn rule states that a trace pool may step to the same trace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asserts that a trace pool steps to the same trace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text:soft-page-break/></text:p>
      <text:p text:style-name="P24"/>
      <text:p text:style-name="P23">Dynamic Communication Topology Classification</text:p>
      <text:p text:style-name="P24"><text:tab/>The dynamic communication topology classification classifies channels based on the number of of processes that compete to synchronize on different events on channels. <text:s/>The is_send_path predicate means that a specified control path leads to a synchronization on a send event on a specified channel in a specified trace pool. <text:s/>The is_recv_path predicate means that a specified control path leads to a synchronization on a receive event on a specified channel in a specified trace pool. <text:s/>The all predicate means that a specified binary relation on control paths holds for all paths satisfying a specified predicate. <text:s/>Two control paths are ordered iff one is the prefix of the other. <text:s/>The one_shot predicate means that there is exactly one send path that leads to a specified channel in a specified trace pool, by saying that all send paths to the channel in the trace pool are equal. <text:s/>The one_to_one predicate means that for a specified trace pool and channel, all send paths are ordered, and all receive paths are ordered. <text:s/>If paths to synchronization on a channel are ordered, then they cannot compete with each other, meaning that at most one thread attempts to synchronize before a synchronization is completed. <text:s/>The fan_out predicate simply asserts that for a specified trace pool and channel, all send paths are ordered. <text:s/>The fan_in predicate means that for a specified trace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asserts that <text:soft-page-break/>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text:soft-page-break/>abstraction. <text:s/>Doing so would result in a coinductive description, since the function being applied could also be applied in its own inner expression. <text:s/>A coinductive description would certainly not be computable, which would defeat the purpose of the static semantics.</text:p>
      <text:p text:style-name="P24"/>
      <text:p text:style-name="P23">Static Traceability</text:p>
      <text:p text:style-name="P24"><text:tab/>The notion of traceability in the dynamics semantics is implicit from the existence of a control path mapping to a state in a trace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4"/>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specified expression, using abstract values from a specified abstract binding environment. <text:s/>The inclusive predicate means that two control paths may occur in the same run of a program. <text:s/>The Ordered <text:soft-page-break/>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4"/>
      <text:p text:style-name="P23">Sound Communication Topology Classification Analysis</text:p>
      <text:p text:style-name="P24"><text:tab/>The static description of communication topology classification Analysis is useful only if the classification can be computed from the other parameters of the predicate, and if the dynamic 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race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are similar.</text:p>
      <text:p text:style-name="P24"/>
      <text:p text:style-name="P10">Informal Reasoning</text:p>
      <text:p text:style-name="P10">Formal Reasoning</text:p>
      <text:p text:style-name="P23">References</text:p>
      <text:list xml:id="list7565757282078362853" text:style-name="L4">
        <text:list-item>
          <text:p text:style-name="P45">Donnelly, K. and Fluet, M. Transactional events. ACM SIGPLAN Notices 2006, 41(9), pp.124-135.</text:p>
        </text:list-item>
        <text:list-item>
          <text:p text:style-name="P46">Flanagan C., Sabry A., Duba B.F., Felleisen M. The Essence of Compiling with Continuations. In ACM SIGPLAN Notices; 1993 Aug 1 (Vol. 28, No. 6, pp. 237-247). ACM.</text:p>
        </text:list-item>
        <text:list-item>
          <text:p text:style-name="P45">Fluet, M. A type-and control-flow analysis for System F. In Symposium on Implementation and Application of Functional Languages (pp. 122-139). 2012 August. Springer, Berlin, Heidelberg.</text:p>
        </text:list-item>
        <text:list-item>
          <text:p text:style-name="P46">Matichuk D., Murray T., Wenzel M. Eisbach: A Proof Method Language for Isabelle. Journal of Automated Reasoning. 2016 Mar 1;56(3):261-82.</text:p>
        </text:list-item>
        <text:list-item>
          <text:p text:style-name="P46">Nielson F., Nielson H.R., Hankin C. Principles of program analysis. Springer; 2015 Feb 27.</text:p>
        </text:list-item>
        <text:list-item>
          <text:p text:style-name="P46">Nipkow T, Klein G. Concrete Semantics: With Isabelle/HOL. Springer; 2014 Dec 3.</text:p>
        </text:list-item>
        <text:list-item>
          <text:p text:style-name="P46">Paulson L.C., Nipkow T. Isabelle Tutorial and User’s Manual. University of Cambridge, Computer Laboratory; 1990.</text:p>
        </text:list-item>
        <text:list-item>
          <text:p text:style-name="P46"><text:soft-page-break/>Reppy, J.H. Concurrent Programming in ML. Cambridge University Press; 2007 Sep 14.</text:p>
        </text:list-item>
        <text:list-item>
          <text:p text:style-name="P45">Reppy, J. H. CML: A Higher-Order Concurrent Language. In PLDI’91, New York, NY, June 1991. ACM, pp. 293–305. </text:p>
        </text:list-item>
        <text:list-item>
          <text:p text:style-name="P45">Reppy, J., Russo, C.V. and Xiao, Y. Parallel concurrent ML. In ACM SIGPLAN Notices 2009 August (Vol. 44, No. 9, pp. 257-268). ACM.</text:p>
        </text:list-item>
        <text:list-item>
          <text:p text:style-name="P46">Reppy J, Xiao Y. Specialization of CML message-passing primitives. In ACM SIGPLAN Notices 2007 Jan 17 (Vol. 42, No. 1, pp. 315-326). ACM.</text:p>
        </text:list-item>
        <text:list-item>
          <text:p text:style-name="P46">Reppy, J. Type-sensitive control-flow analysis. In ML ’06, New York, NY, September 2006. ACM, pp. 74–83. </text:p>
        </text:list-item>
        <text:list-item>
          <text:p text:style-name="P47">Shivers, O. Control-flow analysis of higher-order languages. PhD dissertation, Carnegie Mellon University, 1991.</text:p>
        </text:list-item>
        <text:list-item>
          <text:p text:style-name="P47">Wenzel M. The Isabelle/Isar Reference Manual.</text:p>
        </text:list-item>
        <text:list-item>
          <text:p text:style-name="P47">Wenzel M, Haftmann F, Paulson L. The Isabelle/Isar Implementation.</text:p>
        </text:list-item>
        <text:list-item>
          <text:p text:style-name="P47">Xiao, Y. Toward optimization of Concurrent ML. Master’s dissertation, University of Chicago, December 2005. </text:p>
        </text:list-item>
        <text:list-item>
          <text:p text:style-name="P44"><text:a xlink:type="simple" xlink:href="http://isabelle.in.tum.de/" text:style-name="Internet_20_link" text:visited-style-name="Visited_20_Internet_20_Link"><text:span text:style-name="T19">http://isabelle.in.tum.de/</text:span></text:a></text:p>
        </text:list-item>
        <text:list-item>
          <text:p text:style-name="P47">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7T17:42:13</dc:date>
    <dc:creator>Thomas Logan</dc:creator>
    <meta:generator>OpenOffice/4.1.5$Unix OpenOffice.org_project/415m1$Build-9789</meta:generator>
    <meta:editing-duration>P36DT14H21M15S</meta:editing-duration>
    <meta:editing-cycles>636</meta:editing-cycles>
    <meta:document-statistic meta:table-count="0" meta:image-count="0" meta:object-count="0" meta:page-count="25" meta:paragraph-count="276" meta:word-count="11018" meta:character-count="67824"/>
  </office:meta>
</office:document-meta>
</file>